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8cm" draw:marker-end-width="0.358cm" draw:fill-color="#ffd320" draw:textarea-horizontal-align="center" draw:textarea-vertical-align="middle" fo:padding-top="0.177cm" fo:padding-bottom="0.177cm" fo:padding-left="0.302cm" fo:padding-right="0.302cm"/>
    </style:style>
    <style:style style:name="gr2" style:family="graphic" style:parent-style-name="standard">
      <style:graphic-properties draw:stroke="solid" svg:stroke-width="0.106cm" svg:stroke-color="#000000" draw:marker-start-width="0.676cm" draw:marker-end-width="0.676cm" draw:fill="solid" draw:fill-color="#c5000b" draw:textarea-horizontal-align="center" draw:textarea-vertical-align="middle" fo:padding-top="0.283cm" fo:padding-bottom="0.283cm" fo:padding-left="0.408cm" fo:padding-right="0.408cm"/>
    </style:style>
    <style:style style:name="gr3" style:family="graphic" style:parent-style-name="standard">
      <style:graphic-properties svg:stroke-width="0.106cm" svg:stroke-color="#000000" draw:marker-start-width="0.358cm" draw:marker-end-width="0.358cm" draw:fill-color="#c5000b" draw:textarea-horizontal-align="center" draw:textarea-vertical-align="middle" fo:padding-top="0.177cm" fo:padding-bottom="0.177cm" fo:padding-left="0.302cm" fo:padding-right="0.302cm"/>
    </style:style>
    <style:style style:name="P1" style:family="paragraph">
      <loext:graphic-properties draw:fill-color="#ffd320"/>
      <style:paragraph-properties fo:text-align="center"/>
    </style:style>
    <style:style style:name="P2" style:family="paragraph">
      <loext:graphic-properties draw:fill="solid" draw:fill-color="#c5000b"/>
      <style:paragraph-properties fo:text-align="center"/>
    </style:style>
    <style:style style:name="P3" style:family="paragraph">
      <loext:graphic-properties draw:fill-color="#c5000b"/>
      <style:paragraph-properties fo:text-align="center"/>
    </style:style>
  </office:automatic-styles>
  <office:body>
    <office:drawing>
      <draw:page draw:name="page1" draw:style-name="dp1" draw:master-page-name="Standaard">
        <draw:path draw:style-name="gr1" draw:text-style-name="P1" draw:layer="layout" svg:width="18.999cm" svg:height="27.725cm" svg:x="1cm" svg:y="1.001cm" svg:viewBox="0 0 19000 27726" svg:d="M18999 16089c-237-2983-899-5461-2153-8056-1531-3169-3436-5445-6088-7274-415-287-775-512-1208-757l-5-2c-438 245-802 471-1222 758-2678 1829-4602 4105-6148 7274-1266 2595-1935 5073-2175 8056v-1 11639h19000l-1-11638z">
          <text:p/>
        </draw:path>
        <draw:path draw:style-name="gr2" draw:text-style-name="P2" draw:layer="layout" svg:width="15.665cm" svg:height="23.738cm" svg:x="2.712cm" svg:y="3.457cm" svg:viewBox="0 0 15666 23739" svg:d="M6977 14723v8963c0 10-2 18-7 26-5 9-11 15-19 20-9 5-17 7-27 7h-6818c-10 0-19-1-27-4l13-51-13 51c-9-2-18-5-26-10s-16-11-22-17-12-14-17-22-8-17-10-26c-3-8-4-17-4-27v-8910zM15665 14723l1 8910c0 10-1 19-4 27-2 9-5 18-10 26s-11 16-17 22-14 12-22 17-17 8-26 10c-8 3-17 4-27 4h-6818c-10 0-18-2-27-7-8-5-14-11-19-20-5-8-7-16-7-26v-8963zM8689 12814v-12761c0-10 2-18 7-26 5-9 11-15 19-20 9-5 17-7 27-7s18 2 26 7c2 1 3 2 5 3 48 35 97 70 147 107 1086 800 2019 1699 2838 2744 818 1043 1521 2233 2147 3618 932 2060 1465 4036 1699 6335zM62 12814c237-2300 775-4276 1716-6337 632-1385 1342-2574 2168-3618 827-1045 1769-1943 2866-2743 27-20 54-40 81-59 2-1 3-2 5-3 8-5 16-7 26-7s18 2 27 7c8 5 14 11 19 19 5 9 7 17 7 27v12714z">
          <text:p/>
        </draw:path>
      </draw:page>
      <draw:page draw:name="page2" draw:style-name="dp1" draw:master-page-name="Standaard">
        <draw:path draw:style-name="gr1" draw:text-style-name="P1" draw:layer="layout" svg:width="18.999cm" svg:height="27.725cm" svg:x="1cm" svg:y="1.001cm" svg:viewBox="0 0 19000 27726" svg:d="M18999 16089c-237-2983-899-5461-2153-8056-1531-3169-3436-5445-6088-7274-415-287-775-512-1208-757l-5-2c-438 245-802 471-1222 758-2678 1829-4602 4105-6148 7274-1266 2595-1935 5073-2175 8056v-1 11639h19000l-1-11638z">
          <text:p/>
        </draw:path>
        <draw:path draw:style-name="gr3" draw:text-style-name="P3" draw:layer="layout" svg:width="15.635cm" svg:height="24.09cm" svg:x="2.727cm" svg:y="3.09cm" svg:viewBox="0 0 15636 24091" svg:d="M15635 13979c-195-2591-740-4745-1772-6999-1260-2753-2828-4731-5010-6321-342-249-637-444-994-657l-4-2c-361 213-660 409-1006 658-2203 1590-3787 3568-5059 6321-1042 2255-1592 4408-1790 7000v-1 10113h15636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Blauw_20_gevuld" draw:display-name="Blauw gevuld" draw:style="linear" draw:start-color="#729fcf" draw:end-color="#355269" draw:start-intensity="100%" draw:end-intensity="100%" draw:angle="300" draw:border="0%"/>
    <draw:gradient draw:name="Geel_20_gevuld" draw:display-name="Geel gevuld" draw:style="linear" draw:start-color="#ffde59" draw:end-color="#b47804" draw:start-intensity="100%" draw:end-intensity="100%" draw:angle="300" draw:border="0%"/>
    <draw:gradient draw:name="Groen_20_gevuld" draw:display-name="Groen gevuld" draw:style="linear" draw:start-color="#77bc65" draw:end-color="#127622" draw:start-intensity="100%" draw:end-intensity="100%" draw:angle="300" draw:border="0%"/>
    <draw:gradient draw:name="Rood_20_gevuld" draw:display-name="Rood gevuld" draw:style="linear" draw:start-color="#ff6d6d" draw:end-color="#c9211e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nl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Blauw_20_gevuld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Groen_20_gevuld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ood_20_gevul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Geel_20_gevuld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Wagelaar</meta:initial-creator>
    <meta:creation-date>2019-11-10T12:53:50.744118686</meta:creation-date>
    <meta:generator>LibreOffice/6.1.6.3$Linux_X86_64 LibreOffice_project/10$Build-3</meta:generator>
    <dc:date>2019-11-10T13:34:55.592620230</dc:date>
    <dc:creator>Dennis Wagelaar</dc:creator>
    <meta:editing-duration>PT39M32S</meta:editing-duration>
    <meta:editing-cycles>16</meta:editing-cycles>
    <meta:printed-by>Dennis Wagelaar</meta:printed-by>
    <meta:print-date>2019-11-10T13:22:13.034594309</meta:print-date>
    <meta:document-statistic meta:object-count="4"/>
  </office:meta>
</office:document-meta>
</file>